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6a713" officeooo:paragraph-rsid="0006a713"/>
    </style:style>
    <style:style style:name="P2" style:family="paragraph" style:parent-style-name="Standard">
      <style:text-properties fo:language="cs" fo:country="CZ" fo:font-style="normal" fo:font-weight="bold" officeooo:rsid="0006b55d" officeooo:paragraph-rsid="0006b55d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text-properties fo:language="cs" fo:country="CZ" officeooo:rsid="0006a713" officeooo:paragraph-rsid="0006a713"/>
    </style:style>
    <style:style style:name="P4" style:family="paragraph" style:parent-style-name="Standard" style:list-style-name="L2">
      <style:text-properties fo:language="cs" fo:country="CZ" officeooo:rsid="0006a713" officeooo:paragraph-rsid="0006b55d"/>
    </style:style>
    <style:style style:name="P5" style:family="paragraph" style:parent-style-name="Standard" style:list-style-name="L2">
      <style:text-properties fo:language="cs" fo:country="CZ" officeooo:rsid="0006a713" officeooo:paragraph-rsid="0006a713"/>
    </style:style>
    <style:style style:name="P6" style:family="paragraph" style:parent-style-name="Standard" style:list-style-name="L2">
      <style:text-properties fo:language="cs" fo:country="CZ" fo:font-style="normal" officeooo:rsid="0006b55d" officeooo:paragraph-rsid="0006b55d" style:font-style-asian="normal" style:font-style-complex="normal"/>
    </style:style>
    <style:style style:name="P7" style:family="paragraph" style:parent-style-name="Standard" style:list-style-name="L2">
      <style:text-properties fo:language="cs" fo:country="CZ" fo:font-style="normal" officeooo:rsid="0006a713" officeooo:paragraph-rsid="0006a713" style:font-style-asian="normal" style:font-style-complex="normal"/>
    </style:style>
    <style:style style:name="P8" style:family="paragraph" style:parent-style-name="Standard" style:list-style-name="L3">
      <style:text-properties fo:language="cs" fo:country="CZ" fo:font-style="normal" fo:font-weight="normal" officeooo:rsid="0006b55d" officeooo:paragraph-rsid="0006b55d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text-properties fo:language="cs" fo:country="CZ" fo:font-style="italic" officeooo:rsid="0006a713" officeooo:paragraph-rsid="0006a713" style:font-style-asian="italic" style:font-style-complex="italic"/>
    </style:style>
    <style:style style:name="P10" style:family="paragraph" style:parent-style-name="Standard" style:list-style-name="L2">
      <style:text-properties fo:language="cs" fo:country="CZ" fo:font-style="italic" officeooo:rsid="0006b55d" officeooo:paragraph-rsid="0006b55d" style:font-style-asian="italic" style:font-style-complex="italic"/>
    </style:style>
    <style:style style:name="P11" style:family="paragraph" style:parent-style-name="Standard" style:list-style-name="L3">
      <style:text-properties fo:language="cs" fo:country="CZ" fo:font-style="italic" fo:font-weight="normal" officeooo:rsid="0006b55d" officeooo:paragraph-rsid="0006b55d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6b55d" style:font-style-asian="normal" style:font-style-complex="normal"/>
    </style:style>
    <style:style style:name="T3" style:family="text">
      <style:text-properties officeooo:rsid="0006b5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fáze</text:p>
      <text:list xml:id="list5305600439542005704" text:style-name="L1">
        <text:list-item>
          <text:p text:style-name="P3">hodně realistická</text:p>
        </text:list-item>
      </text:list>
      <text:p text:style-name="P1">K. H. Borovský</text:p>
      <text:list xml:id="list8778992914190908078" text:style-name="L2">
        <text:list-item>
          <text:p text:style-name="P6">vykázán z vlasti do Brixenu (It), psychicky tam trpěl, než se vrátil, zemřela mu žena, po pár letech zemřel i on</text:p>
        </text:list-item>
        <text:list-item>
          <text:p text:style-name="P4">psal epigramy</text:p>
          <text:list>
            <text:list-item>
              <text:p text:style-name="P5">světu</text:p>
            </text:list-item>
            <text:list-item>
              <text:p text:style-name="P5">králi</text:p>
            </text:list-item>
            <text:list-item>
              <text:p text:style-name="P5">vlasti</text:p>
            </text:list-item>
            <text:list-item>
              <text:p text:style-name="P5">m<text:span text:style-name="T3">ú</text:span>zám</text:p>
            </text:list-item>
            <text:list-item>
              <text:p text:style-name="P5">církvi</text:p>
            </text:list-item>
            <text:list-item>
              <text:p text:style-name="P5">krátké satirické lyrické básně s poentou</text:p>
            </text:list-item>
          </text:list>
        </text:list-item>
        <text:list-item>
          <text:p text:style-name="P9">Obrazy z Rus<text:span text:style-name="T1"> – reportáže z Ruska</text:span></text:p>
        </text:list-item>
        <text:list-item>
          <text:p text:style-name="P7">velké satirické skladby:</text:p>
          <text:list>
            <text:list-item>
              <text:p text:style-name="P9">Křest svatého Vladimíra</text:p>
              <text:list>
                <text:list-item>
                  <text:p text:style-name="P7">čerpal z Nestorova rukopisu z 12. století o přijetí křesťanství v Rusku</text:p>
                </text:list-item>
                <text:list-item>
                  <text:p text:style-name="P9"><text:span text:style-name="T1">konkurz na nov</text:span><text:span text:style-name="T2">é</text:span><text:span text:style-name="T1">ho boha místo Peruna</text:span></text:p>
                </text:list-item>
                <text:list-item>
                  <text:p text:style-name="P7">kritika absolutistické monarchie (konkurz vypsal panovník), byrokracie, úplatků, nestálost názorů společnosti</text:p>
                </text:list-item>
              </text:list>
            </text:list-item>
            <text:list-item>
              <text:p text:style-name="P9">Král Lávra</text:p>
              <text:list>
                <text:list-item>
                  <text:p text:style-name="P7">satirická pohádka</text:p>
                </text:list-item>
                <text:list-item>
                  <text:p text:style-name="P7">starý námět</text:p>
                </text:list-item>
                <text:list-item>
                  <text:p text:style-name="P7">příběh o králi s oslíma ušima</text:p>
                </text:list-item>
                <text:list-item>
                  <text:p text:style-name="P7">kritika absolutistické moci, pasivity společnosti</text:p>
                </text:list-item>
              </text:list>
            </text:list-item>
            <text:list-item>
              <text:p text:style-name="P10">Tyrolské elegie</text:p>
              <text:list>
                <text:list-item>
                  <text:p text:style-name="P6">o tom, jak byl zatčen a vyhnán z vlasti, cesta do Brixenu</text:p>
                </text:list-item>
                <text:list-item>
                  <text:p text:style-name="P6">zesměšňuje rakouské policejní složky</text:p>
                </text:list-item>
              </text:list>
            </text:list-item>
          </text:list>
        </text:list-item>
        <text:list-item>
          <text:p text:style-name="P6">jeho dílo – odlehčený jazyk, nebojí se vulgarismů, lidem se to líbilo</text:p>
        </text:list-item>
        <text:list-item>
          <text:p text:style-name="P6">jeho pohřeb – důležitá česká kulturní událost</text:p>
        </text:list-item>
      </text:list>
      <text:p text:style-name="P2">Božena Němcová</text:p>
      <text:list xml:id="list6065817095554901880" text:style-name="L3">
        <text:list-item>
          <text:p text:style-name="P8">1820 – 1862</text:p>
        </text:list-item>
        <text:list-item>
          <text:p text:style-name="P8">původ není úplně jasný, možná byla v rodině jen na vychování jako nemanželské šlechtické dítě</text:p>
        </text:list-item>
        <text:list-item>
          <text:p text:style-name="P8">brzy se vdala, nešťastné manželství</text:p>
        </text:list-item>
        <text:list-item>
          <text:p text:style-name="P8">psala především povídky</text:p>
          <text:list>
            <text:list-item>
              <text:p text:style-name="P11">Pohorská vesnice</text:p>
            </text:list-item>
            <text:list-item>
              <text:p text:style-name="P11">V zámku a podzámčí</text:p>
            </text:list-item>
            <text:list-item>
              <text:p text:style-name="P11">Chudí lidé</text:p>
            </text:list-item>
            <text:list-item>
              <text:p text:style-name="P11">Pan učitel</text:p>
            </text:list-item>
            <text:list-item>
              <text:p text:style-name="P11">Chyže pod horami</text:p>
            </text:list-item>
            <text:list-item>
              <text:p text:style-name="P11">Babička</text:p>
            </text:list-item>
            <text:list-item>
              <text:p text:style-name="P11">Divá Bár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09:01:18.664556993</meta:creation-date>
    <meta:editing-duration>P0D</meta:editing-duration>
    <meta:editing-cycles>2</meta:editing-cycles>
    <meta:generator>LibreOffice/4.2.8.2$Linux_X86_64 LibreOffice_project/420m0$Build-2</meta:generator>
    <dc:date>2015-04-13T09:01:55.187101883</dc:date>
    <meta:document-statistic meta:table-count="0" meta:image-count="0" meta:object-count="0" meta:page-count="1" meta:paragraph-count="39" meta:word-count="213" meta:character-count="1160" meta:non-whitespace-character-count="1018"/>
  </office:meta>
</office:document-meta>
</file>